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Original image entropy</text:p>
          </table:table-cell>
          <table:table-cell office:value-type="string" calcext:value-type="string">
            <text:p>Quantized entropy (bits/symbol)</text:p>
          </table:table-cell>
          <table:table-cell office:value-type="string" calcext:value-type="string">
            <text:p>Encoded entropy (Shannon/pixel)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Haar transformed entropy</text:p>
          </table:table-cell>
          <table:table-cell office:value-type="string" calcext:value-type="string">
            <text:p>Haar encoded entropy (Shannon/px)</text:p>
          </table:table-cell>
          <table:table-cell office:value-type="string" calcext:value-type="string">
            <text:p>CDF transformed entropy (bits/sym)</text:p>
          </table:table-cell>
          <table:table-cell office:value-type="string" calcext:value-type="string">
            <text:p>CDF Encoded entropy (Shannon/px)</text:p>
          </table:table-cell>
        </table:table-row>
        <table:table-row table:style-name="ro1">
          <table:table-cell office:value-type="string" calcext:value-type="string">
            <text:p>lake.jpg</text:p>
          </table:table-cell>
          <table:table-cell office:value-type="float" office:value="7.48663149967269" calcext:value-type="float">
            <text:p>7.4866314997</text:p>
          </table:table-cell>
          <table:table-cell office:value-type="float" office:value="1.69521058687814" calcext:value-type="float">
            <text:p>1.6952105869</text:p>
          </table:table-cell>
          <table:table-cell office:value-type="float" office:value="1.02391941603365" calcext:value-type="float">
            <text:p>1.023919416</text:p>
          </table:table-cell>
          <table:table-cell office:value-type="float" office:value="14.1999918888323" calcext:value-type="float">
            <text:p>14.1999918888</text:p>
          </table:table-cell>
          <table:table-cell office:value-type="float" office:value="5.43584352528358" calcext:value-type="float">
            <text:p>5.4358435253</text:p>
          </table:table-cell>
          <table:table-cell office:value-type="float" office:value="3.00645197158311" calcext:value-type="float">
            <text:p>3.0064519716</text:p>
          </table:table-cell>
          <table:table-cell office:value-type="float" office:value="2.90954687272189" calcext:value-type="float">
            <text:p>2.9095468727</text:p>
          </table:table-cell>
          <table:table-cell office:value-type="float" office:value="1.55022665079224" calcext:value-type="float">
            <text:p>1.5502266508</text:p>
          </table:table-cell>
        </table:table-row>
        <table:table-row table:style-name="ro1">
          <table:table-cell office:value-type="string" calcext:value-type="string">
            <text:p>woman_blonde.jpg</text:p>
          </table:table-cell>
          <table:table-cell office:value-type="float" office:value="7.1581633882862" calcext:value-type="float">
            <text:p>7.1581633883</text:p>
          </table:table-cell>
          <table:table-cell office:value-type="float" office:value="1.53657428381104" calcext:value-type="float">
            <text:p>1.5365742838</text:p>
          </table:table-cell>
          <table:table-cell office:value-type="float" office:value="0.91606963712007" calcext:value-type="float">
            <text:p>0.9160696371</text:p>
          </table:table-cell>
          <table:table-cell office:value-type="float" office:value="11.8160038748756" calcext:value-type="float">
            <text:p>11.8160038749</text:p>
          </table:table-cell>
          <table:table-cell office:value-type="float" office:value="5.14710695358121" calcext:value-type="float">
            <text:p>5.1471069536</text:p>
          </table:table-cell>
          <table:table-cell office:value-type="float" office:value="2.87910300686487" calcext:value-type="float">
            <text:p>2.8791030069</text:p>
          </table:table-cell>
          <table:table-cell office:value-type="float" office:value="2.53490070141534" calcext:value-type="float">
            <text:p>2.5349007014</text:p>
          </table:table-cell>
          <table:table-cell office:value-type="float" office:value="1.35565472243496" calcext:value-type="float">
            <text:p>1.3556547224</text:p>
          </table:table-cell>
        </table:table-row>
        <table:table-row table:style-name="ro1">
          <table:table-cell office:value-type="string" calcext:value-type="string">
            <text:p>woman_darkhair.jpg</text:p>
          </table:table-cell>
          <table:table-cell office:value-type="float" office:value="7.27423416554859" calcext:value-type="float">
            <text:p>7.2742341655</text:p>
          </table:table-cell>
          <table:table-cell office:value-type="float" office:value="0.730360160726268" calcext:value-type="float">
            <text:p>0.7303601607</text:p>
          </table:table-cell>
          <table:table-cell office:value-type="float" office:value="0.463224842914187" calcext:value-type="float">
            <text:p>0.4632248429</text:p>
          </table:table-cell>
          <table:table-cell office:value-type="float" office:value="3.45977634517476" calcext:value-type="float">
            <text:p>3.4597763452</text:p>
          </table:table-cell>
          <table:table-cell office:value-type="float" office:value="3.76676741084962" calcext:value-type="float">
            <text:p>3.7667674108</text:p>
          </table:table-cell>
          <table:table-cell office:value-type="float" office:value="2.12552185594122" calcext:value-type="float">
            <text:p>2.1255218559</text:p>
          </table:table-cell>
          <table:table-cell office:value-type="float" office:value="0.87221076568314" calcext:value-type="float">
            <text:p>0.8722107657</text:p>
          </table:table-cell>
          <table:table-cell office:value-type="float" office:value="0.506468038392221" calcext:value-type="float">
            <text:p>0.5064680384</text:p>
          </table:table-cell>
        </table:table-row>
        <table:table-row table:style-name="ro1">
          <table:table-cell office:value-type="string" calcext:value-type="string">
            <text:p>cameraman.jpg</text:p>
          </table:table-cell>
          <table:table-cell office:value-type="float" office:value="7.05358863643698" calcext:value-type="float">
            <text:p>7.0535886364</text:p>
          </table:table-cell>
          <table:table-cell office:value-type="float" office:value="0.996569582306" calcext:value-type="float">
            <text:p>0.9965695823</text:p>
          </table:table-cell>
          <table:table-cell office:value-type="float" office:value="0.578246086325052" calcext:value-type="float">
            <text:p>0.5782460863</text:p>
          </table:table-cell>
          <table:table-cell office:value-type="float" office:value="4.1052137510851" calcext:value-type="float">
            <text:p>4.1052137511</text:p>
          </table:table-cell>
          <table:table-cell office:value-type="float" office:value="4.08064330349075" calcext:value-type="float">
            <text:p>4.0806433035</text:p>
          </table:table-cell>
          <table:table-cell office:value-type="float" office:value="2.24954530621492" calcext:value-type="float">
            <text:p>2.2495453062</text:p>
          </table:table-cell>
          <table:table-cell office:value-type="float" office:value="1.11388339705681" calcext:value-type="float">
            <text:p>1.1138833971</text:p>
          </table:table-cell>
          <table:table-cell office:value-type="float" office:value="0.614130485353703" calcext:value-type="float">
            <text:p>0.6141304854</text:p>
          </table:table-cell>
        </table:table-row>
        <table:table-row table:style-name="ro1">
          <table:table-cell office:value-type="string" calcext:value-type="string">
            <text:p>lena.jpg</text:p>
          </table:table-cell>
          <table:table-cell office:value-type="float" office:value="7.44647268221822" calcext:value-type="float">
            <text:p>7.4464726822</text:p>
          </table:table-cell>
          <table:table-cell office:value-type="float" office:value="1.18463536608396" calcext:value-type="float">
            <text:p>1.1846353661</text:p>
          </table:table-cell>
          <table:table-cell office:value-type="float" office:value="0.707739454704806" calcext:value-type="float">
            <text:p>0.7077394547</text:p>
          </table:table-cell>
          <table:table-cell office:value-type="float" office:value="7.66009272355586" calcext:value-type="float">
            <text:p>7.6600927236</text:p>
          </table:table-cell>
          <table:table-cell office:value-type="float" office:value="4.6713583040465" calcext:value-type="float">
            <text:p>4.671358304</text:p>
          </table:table-cell>
          <table:table-cell office:value-type="float" office:value="2.60910252055141" calcext:value-type="float">
            <text:p>2.6091025206</text:p>
          </table:table-cell>
          <table:table-cell office:value-type="float" office:value="1.78250247225559" calcext:value-type="float">
            <text:p>1.7825024723</text:p>
          </table:table-cell>
          <table:table-cell office:value-type="float" office:value="0.95362080695179" calcext:value-type="float">
            <text:p>0.953620807</text:p>
          </table:table-cell>
        </table:table-row>
        <table:table-row table:style-name="ro1">
          <table:table-cell office:value-type="string" calcext:value-type="string">
            <text:p>jetplane.jpg</text:p>
          </table:table-cell>
          <table:table-cell office:value-type="float" office:value="6.71715044470713" calcext:value-type="float">
            <text:p>6.7171504447</text:p>
          </table:table-cell>
          <table:table-cell office:value-type="float" office:value="1.19203392513713" calcext:value-type="float">
            <text:p>1.1920339251</text:p>
          </table:table-cell>
          <table:table-cell office:value-type="float" office:value="0.712199393364489" calcext:value-type="float">
            <text:p>0.7121993934</text:p>
          </table:table-cell>
          <table:table-cell office:value-type="float" office:value="6.15002130717039" calcext:value-type="float">
            <text:p>6.1500213072</text:p>
          </table:table-cell>
          <table:table-cell office:value-type="float" office:value="4.49904348290837" calcext:value-type="float">
            <text:p>4.4990434829</text:p>
          </table:table-cell>
          <table:table-cell office:value-type="float" office:value="2.49240387792974" calcext:value-type="float">
            <text:p>2.4924038779</text:p>
          </table:table-cell>
          <table:table-cell office:value-type="float" office:value="1.69067892056397" calcext:value-type="float">
            <text:p>1.6906789206</text:p>
          </table:table-cell>
          <table:table-cell office:value-type="float" office:value="0.906710329796549" calcext:value-type="float">
            <text:p>0.9067103298</text:p>
          </table:table-cell>
        </table:table-row>
        <table:table-row table:style-name="ro1">
          <table:table-cell office:value-type="string" calcext:value-type="string">
            <text:p>house.jpg</text:p>
          </table:table-cell>
          <table:table-cell office:value-type="float" office:value="5.76778295476283" calcext:value-type="float">
            <text:p>5.7677829548</text:p>
          </table:table-cell>
          <table:table-cell office:value-type="float" office:value="0.676511305980565" calcext:value-type="float">
            <text:p>0.676511306</text:p>
          </table:table-cell>
          <table:table-cell office:value-type="float" office:value="0.434143868706231" calcext:value-type="float">
            <text:p>0.4341438687</text:p>
          </table:table-cell>
          <table:table-cell office:value-type="float" office:value="1.99383780360222" calcext:value-type="float">
            <text:p>1.9938378036</text:p>
          </table:table-cell>
          <table:table-cell office:value-type="float" office:value="3.36238839054346" calcext:value-type="float">
            <text:p>3.3623883905</text:p>
          </table:table-cell>
          <table:table-cell office:value-type="float" office:value="1.73840070386963" calcext:value-type="float">
            <text:p>1.7384007039</text:p>
          </table:table-cell>
          <table:table-cell office:value-type="float" office:value="0.560422305728013" calcext:value-type="float">
            <text:p>0.5604223057</text:p>
          </table:table-cell>
          <table:table-cell office:value-type="float" office:value="0.37687170258751" calcext:value-type="float">
            <text:p>0.3768717026</text:p>
          </table:table-cell>
        </table:table-row>
        <table:table-row table:style-name="ro1">
          <table:table-cell office:value-type="string" calcext:value-type="string">
            <text:p>peppers_gray.jpg</text:p>
          </table:table-cell>
          <table:table-cell office:value-type="float" office:value="7.58088999149359" calcext:value-type="float">
            <text:p>7.5808899915</text:p>
          </table:table-cell>
          <table:table-cell office:value-type="float" office:value="1.43050241879958" calcext:value-type="float">
            <text:p>1.4305024188</text:p>
          </table:table-cell>
          <table:table-cell office:value-type="float" office:value="0.91377601943188" calcext:value-type="float">
            <text:p>0.9137760194</text:p>
          </table:table-cell>
          <table:table-cell office:value-type="float" office:value="14.8000820875168" calcext:value-type="float">
            <text:p>14.8000820875</text:p>
          </table:table-cell>
          <table:table-cell office:value-type="float" office:value="5.0898548915143" calcext:value-type="float">
            <text:p>5.0898548915</text:p>
          </table:table-cell>
          <table:table-cell office:value-type="float" office:value="2.88253811033567" calcext:value-type="float">
            <text:p>2.8825381103</text:p>
          </table:table-cell>
          <table:table-cell office:value-type="float" office:value="2.56971535051378" calcext:value-type="float">
            <text:p>2.5697153505</text:p>
          </table:table-cell>
          <table:table-cell office:value-type="float" office:value="1.4211437725532" calcext:value-type="float">
            <text:p>1.4211437726</text:p>
          </table:table-cell>
        </table:table-row>
        <table:table-row table:style-name="ro1">
          <table:table-cell office:value-type="string" calcext:value-type="string">
            <text:p>livingroom.jpg</text:p>
          </table:table-cell>
          <table:table-cell office:value-type="float" office:value="7.4389812266977" calcext:value-type="float">
            <text:p>7.4389812267</text:p>
          </table:table-cell>
          <table:table-cell office:value-type="float" office:value="1.60056912556313" calcext:value-type="float">
            <text:p>1.6005691256</text:p>
          </table:table-cell>
          <table:table-cell office:value-type="float" office:value="0.94977307881414" calcext:value-type="float">
            <text:p>0.9497730788</text:p>
          </table:table-cell>
          <table:table-cell office:value-type="float" office:value="11.2183551946655" calcext:value-type="float">
            <text:p>11.2183551947</text:p>
          </table:table-cell>
          <table:table-cell office:value-type="float" office:value="5.23707907748103" calcext:value-type="float">
            <text:p>5.2370790775</text:p>
          </table:table-cell>
          <table:table-cell office:value-type="float" office:value="2.92250675434482" calcext:value-type="float">
            <text:p>2.9225067543</text:p>
          </table:table-cell>
          <table:table-cell office:value-type="float" office:value="2.655244644155" calcext:value-type="float">
            <text:p>2.6552446442</text:p>
          </table:table-cell>
          <table:table-cell office:value-type="float" office:value="1.42638827832552" calcext:value-type="float">
            <text:p>1.4263882783</text:p>
          </table:table-cell>
        </table:table-row>
        <table:table-row table:style-name="ro1">
          <table:table-cell office:value-type="string" calcext:value-type="string">
            <text:p>pirate.jpg</text:p>
          </table:table-cell>
          <table:table-cell office:value-type="float" office:value="7.30838309975811" calcext:value-type="float">
            <text:p>7.3083830998</text:p>
          </table:table-cell>
          <table:table-cell office:value-type="float" office:value="1.54204824577164" calcext:value-type="float">
            <text:p>1.5420482458</text:p>
          </table:table-cell>
          <table:table-cell office:value-type="float" office:value="0.916278149443587" calcext:value-type="float">
            <text:p>0.9162781494</text:p>
          </table:table-cell>
          <table:table-cell office:value-type="float" office:value="10.3925362350419" calcext:value-type="float">
            <text:p>10.392536235</text:p>
          </table:table-cell>
          <table:table-cell office:value-type="float" office:value="5.14229208224242" calcext:value-type="float">
            <text:p>5.1422920822</text:p>
          </table:table-cell>
          <table:table-cell office:value-type="float" office:value="2.84288672877225" calcext:value-type="float">
            <text:p>2.8428867288</text:p>
          </table:table-cell>
          <table:table-cell office:value-type="float" office:value="2.47010447477466" calcext:value-type="float">
            <text:p>2.4701044748</text:p>
          </table:table-cell>
          <table:table-cell office:value-type="float" office:value="1.30204997972169" calcext:value-type="float">
            <text:p>1.3020499797</text:p>
          </table:table-cell>
        </table:table-row>
        <table:table-row table:style-name="ro1">
          <table:table-cell office:value-type="string" calcext:value-type="string">
            <text:p>mandril_gray.jpg</text:p>
          </table:table-cell>
          <table:table-cell office:value-type="float" office:value="7.29369065128372" calcext:value-type="float">
            <text:p>7.2936906513</text:p>
          </table:table-cell>
          <table:table-cell office:value-type="float" office:value="1.6361085875368" calcext:value-type="float">
            <text:p>1.6361085875</text:p>
          </table:table-cell>
          <table:table-cell office:value-type="float" office:value="0.994598735967656" calcext:value-type="float">
            <text:p>0.994598736</text:p>
          </table:table-cell>
          <table:table-cell office:value-type="float" office:value="8.79134541144595" calcext:value-type="float">
            <text:p>8.7913454114</text:p>
          </table:table-cell>
          <table:table-cell office:value-type="float" office:value="5.79437553230668" calcext:value-type="float">
            <text:p>5.7943755323</text:p>
          </table:table-cell>
          <table:table-cell office:value-type="float" office:value="3.2918975095235" calcext:value-type="float">
            <text:p>3.2918975095</text:p>
          </table:table-cell>
          <table:table-cell office:value-type="float" office:value="2.23928295594921" calcext:value-type="float">
            <text:p>2.2392829559</text:p>
          </table:table-cell>
          <table:table-cell office:value-type="float" office:value="1.29044168978178" calcext:value-type="float">
            <text:p>1.2904416898</text:p>
          </table:table-cell>
        </table:table-row>
        <table:table-row table:style-name="ro1">
          <table:table-cell office:value-type="string" calcext:value-type="string">
            <text:p>walkbridge.jpg</text:p>
          </table:table-cell>
          <table:table-cell office:value-type="float" office:value="7.71074969677858" calcext:value-type="float">
            <text:p>7.7107496968</text:p>
          </table:table-cell>
          <table:table-cell office:value-type="float" office:value="2.18703704089308" calcext:value-type="float">
            <text:p>2.1870370409</text:p>
          </table:table-cell>
          <table:table-cell office:value-type="float" office:value="1.33968724290625" calcext:value-type="float">
            <text:p>1.3396872429</text:p>
          </table:table-cell>
          <table:table-cell office:value-type="float" office:value="16.8741855863482" calcext:value-type="float">
            <text:p>16.8741855863</text:p>
          </table:table-cell>
          <table:table-cell office:value-type="float" office:value="5.99125702980557" calcext:value-type="float">
            <text:p>5.9912570298</text:p>
          </table:table-cell>
          <table:table-cell office:value-type="float" office:value="3.37446834623459" calcext:value-type="float">
            <text:p>3.3744683462</text:p>
          </table:table-cell>
          <table:table-cell office:value-type="float" office:value="3.70635854711259" calcext:value-type="float">
            <text:p>3.7063585471</text:p>
          </table:table-cell>
          <table:table-cell office:value-type="float" office:value="2.01498739308112" calcext:value-type="float">
            <text:p>2.01498739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3:07:29.958972275</meta:creation-date>
    <dc:date>2018-02-18T00:20:55.054720980</dc:date>
    <meta:editing-duration>PT22M54S</meta:editing-duration>
    <meta:editing-cycles>1</meta:editing-cycles>
    <meta:document-statistic meta:table-count="1" meta:cell-count="117" meta:object-count="0"/>
    <meta:generator>LibreOffice/5.1.6.2$Linux_X86_64 LibreOffice_project/10m0$Build-2</meta:generator>
  </office:meta>
</office:document-meta>
</file>